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9_07-38-31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2-09-30_04-09-01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9-29_23-31-0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29_01-28-09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09-29_22-25-0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9-28_20-36-4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09-29_14-47-31_000.jpg</text:p>
          </table:table-cell>
          <table:table-cell table:style-name="ce27" office:value-type="string">
            <text:p>:m 食べた物 </text:p>
          </table:table-cell>
          <table:table-cell table:style-name="ce27" office:value-type="string">
            <text:p>:m :PHOTO 起きた時刻 / 2022</text:p>
          </table:table-cell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9" office:value-type="string">
            <text:p>2022-09-29_20-58-5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2-09-30_06-50-55_000.jpg</text:p>
          </table:table-cell>
          <table:table-cell table:style-name="ce27" office:value-type="string">
            <text:p>:m 東和 PHOTO / 220930f / 東神奈川駅 / ガーラ東神奈川 / １名（設備） / 日建（馬淵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東和 PHOTO / 220930f / 東神奈川駅 / ガーラ東神奈川 / １名（設備） / 日建（馬淵建設） / 現場状況">
            <text:p>:m 東和 PHOTO / 220930f / 東神奈川駅 / ガーラ東神奈川 / １名（設備） / 日建（馬淵建設） / 現場状況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8" office:value-type="string">
            <text:p>2022-09-30_06-51-02_000.jpg</text:p>
          </table:table-cell>
          <table:table-cell table:style-name="ce27" office:value-type="string">
            <text:p>:m 東和 PHOTO / 220930f / 東神奈川駅 / ガーラ東神奈川 / １名（設備） / 日建（馬淵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東和 PHOTO / 220930f / 東神奈川駅 / ガーラ東神奈川 / １名（設備） / 日建（馬淵建設） / 現場状況">
            <text:p>:m 東和 PHOTO / 220930f / 東神奈川駅 / ガーラ東神奈川 / １名（設備） / 日建（馬淵建設） / 現場状況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7" office:value-type="string">
            <text:p>2022-09-30_06-51-28_000.jpg</text:p>
          </table:table-cell>
          <table:table-cell table:style-name="ce27" office:value-type="string">
            <text:p>:m 東和 PHOTO / 220930f / 東神奈川駅 / ガーラ東神奈川 / １名（設備） / 日建（馬淵建設） / 現場状況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東和 PHOTO / 220930f / 東神奈川駅 / ガーラ東神奈川 / １名（設備） / 日建（馬淵建設） / 現場状況">
            <text:p>:m 東和 PHOTO / 220930f / 東神奈川駅 / ガーラ東神奈川 / １名（設備） / 日建（馬淵建設） / 現場状況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7" office:value-type="string">
            <text:p>2022-09-30_06-51-36_000.jpg</text:p>
          </table:table-cell>
          <table:table-cell table:style-name="ce27" office:value-type="string">
            <text:p>:m 東和 PHOTO / 220930f / 東神奈川駅 / ガーラ東神奈川 / １名（設備） / 日建（馬淵建設） / 現場状況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東和 PHOTO / 220930f / 東神奈川駅 / ガーラ東神奈川 / １名（設備） / 日建（馬淵建設） / 現場状況">
            <text:p>:m 東和 PHOTO / 220930f / 東神奈川駅 / ガーラ東神奈川 / １名（設備） / 日建（馬淵建設） / 現場状況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09-29_15-48-37_000.jpg</text:p>
          </table:table-cell>
          <table:table-cell table:style-name="ce27" office:value-type="string">
            <text:p>:m 東和 PHOTO / 220930f / 東神奈川駅 / ガーラ東神奈川 / １名（設備） / 日建（馬淵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東和 PHOTO / 220930f / 東神奈川駅 / ガーラ東神奈川 / １名（設備） / 日建（馬淵建設） / 指示書">
            <text:p>:m 東和 PHOTO / 220930f / 東神奈川駅 / ガーラ東神奈川 / １名（設備） / 日建（馬淵建設） / 指示書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 office:value-type="string">
            <text:p>2022-09-29_15-48-48_000.jpg</text:p>
          </table:table-cell>
          <table:table-cell table:style-name="ce27" office:value-type="string">
            <text:p>:m 東和 PHOTO / 220930f / 東神奈川駅 / ガーラ東神奈川 / １名（設備） / 日建（馬淵建設） / 指示書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東和 PHOTO / 220930f / 東神奈川駅 / ガーラ東神奈川 / １名（設備） / 日建（馬淵建設） / 指示書">
            <text:p>:m 東和 PHOTO / 220930f / 東神奈川駅 / ガーラ東神奈川 / １名（設備） / 日建（馬淵建設） / 指示書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 office:value-type="string">
            <text:p>2022-09-29_15-48-52_000.jpg</text:p>
          </table:table-cell>
          <table:table-cell table:style-name="ce27" office:value-type="string">
            <text:p>:m 東和 PHOTO / 220930f / 東神奈川駅 / ガーラ東神奈川 / １名（設備） / 日建（馬淵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東和 PHOTO / 220930f / 東神奈川駅 / ガーラ東神奈川 / １名（設備） / 日建（馬淵建設） / 指示書">
            <text:p>:m 東和 PHOTO / 220930f / 東神奈川駅 / ガーラ東神奈川 / １名（設備） / 日建（馬淵建設） / 指示書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09-29_15-48-55_000.jpg</text:p>
          </table:table-cell>
          <table:table-cell table:style-name="ce27" office:value-type="string">
            <text:p>:m 東和 PHOTO / 220930f / 東神奈川駅 / ガーラ東神奈川 / １名（設備） / 日建（馬淵建設） / 指示書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東和 PHOTO / 220930f / 東神奈川駅 / ガーラ東神奈川 / １名（設備） / 日建（馬淵建設） / 指示書">
            <text:p>:m 東和 PHOTO / 220930f / 東神奈川駅 / ガーラ東神奈川 / １名（設備） / 日建（馬淵建設） / 指示書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2-09-29_15-49-04_000.jpg</text:p>
          </table:table-cell>
          <table:table-cell table:style-name="ce27" office:value-type="string">
            <text:p>:m 東和 PHOTO / 220930f / 東神奈川駅 / ガーラ東神奈川 / １名（設備） / 日建（馬淵建設） / 指示書：地図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東和 PHOTO / 220930f / 東神奈川駅 / ガーラ東神奈川 / １名（設備） / 日建（馬淵建設） / 指示書：地図">
            <text:p>:m 東和 PHOTO / 220930f / 東神奈川駅 / ガーラ東神奈川 / １名（設備） / 日建（馬淵建設） / 指示書：地図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29_15-02-10_000.jpg</text:p>
          </table:table-cell>
          <table:table-cell table:style-name="ce27" office:value-type="string">
            <text:p>:m 東和 PHOTO / 220930f / 東神奈川駅 / ガーラ東神奈川 / １名（設備） / 日建（馬淵建設） / 資料：交通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東和 PHOTO / 220930f / 東神奈川駅 / ガーラ東神奈川 / １名（設備） / 日建（馬淵建設） / 資料：交通">
            <text:p>:m 東和 PHOTO / 220930f / 東神奈川駅 / ガーラ東神奈川 / １名（設備） / 日建（馬淵建設） / 資料：交通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2-09-29_16-09-29_000.jpg</text:p>
          </table:table-cell>
          <table:table-cell table:style-name="ce27" office:value-type="string">
            <text:p>:m 東和 PHOTO / 220930f / 東神奈川駅 / ガーラ東神奈川 / １名（設備） / 日建（馬淵建設） / 資料：地図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m 東和 PHOTO / 220930f / 東神奈川駅 / ガーラ東神奈川 / １名（設備） / 日建（馬淵建設） / 資料：地図">
            <text:p>:m 東和 PHOTO / 220930f / 東神奈川駅 / ガーラ東神奈川 / １名（設備） / 日建（馬淵建設） / 資料：地図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2-09-29_16-09-39_000.jpg</text:p>
          </table:table-cell>
          <table:table-cell table:style-name="ce27" office:value-type="string">
            <text:p>:m 東和 PHOTO / 220930f / 東神奈川駅 / ガーラ東神奈川 / １名（設備） / 日建（馬淵建設） / 資料：地図：路上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東和 PHOTO / 220930f / 東神奈川駅 / ガーラ東神奈川 / １名（設備） / 日建（馬淵建設） / 資料：地図：路上">
            <text:p>:m 東和 PHOTO / 220930f / 東神奈川駅 / ガーラ東神奈川 / １名（設備） / 日建（馬淵建設） / 資料：地図：路上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9-29_15-02-18_000.jpg</text:p>
          </table:table-cell>
          <table:table-cell table:style-name="ce27" office:value-type="string">
            <text:p>:m 東和 PHOTO / 220930f / 東神奈川駅 / ガーラ東神奈川 / １名（設備） / 日建（馬淵建設） / 資料：天気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東和 PHOTO / 220930f / 東神奈川駅 / ガーラ東神奈川 / １名（設備） / 日建（馬淵建設） / 資料：天気">
            <text:p>:m 東和 PHOTO / 220930f / 東神奈川駅 / ガーラ東神奈川 / １名（設備） / 日建（馬淵建設） / 資料：天気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0" office:value-type="string">
            <text:p>2022-09-30_05-29-52_000.jpg</text:p>
          </table:table-cell>
          <table:table-cell table:style-name="ce27" office:value-type="string">
            <text:p>:m 東和 PHOTO / 220930f / 東神奈川駅 / ガーラ東神奈川 / １名（設備） / 日建（馬淵建設） / 出発時間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2-09-30_05-21-59_000.jpg</text:p>
          </table:table-cell>
          <table:table-cell table:style-name="ce27" office:value-type="string">
            <text:p>:m 東和 PHOTO / 220930f / 東神奈川駅 / ガーラ東神奈川 / １名（設備） / 日建（馬淵建設） / 出発時間：部屋を出る時間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東和 PHOTO / 220930f / 東神奈川駅 / ガーラ東神奈川 / １名（設備） / 日建（馬淵建設） / 出発時間：部屋を出る時間">
            <text:p>:m 東和 PHOTO / 220930f / 東神奈川駅 / ガーラ東神奈川 / １名（設備） / 日建（馬淵建設） / 出発時間：部屋を出る時間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9-28_20-15-06_000.jpg</text:p>
          </table:table-cell>
          <table:table-cell table:style-name="ce27" office:value-type="string">
            <text:p>:m :lets / action activity / やること / genre=活動 / content=bio;plastic;量子；re-forest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string" office:string-value=":m :lets / action activity / やること / genre=活動 / content=bio;plastic;量子；re-forest">
            <text:p>:m :lets / action activity / やること / genre=活動 / content=bio;plastic;量子；re-forest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8" office:value-type="string">
            <text:p>2022-09-30_04-20-02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1">2022/10/01</text:date>, <text:time>10:0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1T10:04:12.13</dc:date>
    <dc:creator>iwabuchi ken</dc:creator>
    <meta:editing-duration>P49DT10H30M15S</meta:editing-duration>
    <meta:editing-cycles>16137</meta:editing-cycles>
    <meta:document-statistic meta:table-count="2" meta:cell-count="930" meta:object-count="0"/>
    <meta:user-defined meta:name="qrichtext">1</meta:user-defined>
  </office:meta>
</office:document-meta>
</file>